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2370" officeooo:paragraph-rsid="000a2370"/>
    </style:style>
    <style:style style:name="P2" style:family="paragraph" style:parent-style-name="Standard">
      <style:text-properties officeooo:rsid="000a2370" officeooo:paragraph-rsid="000a8b56"/>
    </style:style>
    <style:style style:name="T1" style:family="text">
      <style:text-properties officeooo:rsid="000a8b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#include &lt;gmp.h&gt;</text:p>
      <text:p text:style-name="P1"><text:s text:c="3"/>#include &lt;stdio.h&gt;</text:p>
      <text:p text:style-name="P1"/>
      <text:p text:style-name="P1">2. <text:s/>g++ mycxxprog.cc -lgmpxx -lgmp</text:p>
      <text:p text:style-name="P1"><text:s text:c="5"/>gcc myprogram.c -lgmp</text:p>
      <text:p text:style-name="P1"/>
      <text:p text:style-name="P1">3. integer---&gt;mpz_t sum;</text:p>
      <text:p text:style-name="P2"><text:s text:c="4"/><text:span text:style-name="T1">mod--&gt;void mpz_mod (mpz t r , const mpz t n , const mpz t d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1:04:39.667387124</meta:creation-date>
    <dc:date>2016-08-03T13:05:01.468000593</dc:date>
    <meta:editing-duration>PT1H29M57S</meta:editing-duration>
    <meta:editing-cycles>1</meta:editing-cycles>
    <meta:document-statistic meta:table-count="0" meta:image-count="0" meta:object-count="0" meta:page-count="1" meta:paragraph-count="6" meta:word-count="33" meta:character-count="188" meta:non-whitespace-character-count="150"/>
    <meta:generator>LibreOffice/4.2.8.2$Linux_X86_64 LibreOffice_project/420m0$Build-2</meta:generator>
  </office:meta>
</office:document-meta>
</file>